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DefDiff.getOld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mixinFlagDi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buildPropDefDif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hildNodeDefDiff.getOld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temDefDiff.ini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hildItemDefDiff.isRemo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Diff.getNew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DefDiff.getNew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temDefDiff.isAd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Diff.ini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odeTypeDefDiff.toString( List childItemDefDif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ItemDefDiff.is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ItemDefDiff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TypeDefDiff.isMaj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DefDiff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TypeDefDiff.buildChildNodeDefDif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hildItemDefDiff.ChildItemDefDiff( ItemDef oldDef , ItemDef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DefDiff.create( NodeTypeDef oldDef , NodeTypeDef new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DefDif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DefDiff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TypeDefDiff.NodeTypeDefDiff( NodeTypeDef oldDef , NodeTypeDef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DefDiff.isMin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Diff.PropDefDiff( PropDef oldDef , PropDef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modificationTypeToString( int modifcation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DefDiff.isTriv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temDefDif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supertypesDi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DefDiff.ChildNodeDefDiff( NodeDef oldDef , NodeDef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